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bold" officeooo:rsid="0015142a" officeooo:paragraph-rsid="0016dc5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paragraph-rsid="0016dc5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16dc5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5142a" officeooo:paragraph-rsid="0016dc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909b4" officeooo:paragraph-rsid="0016dc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5142a" officeooo:paragraph-rsid="0016dc5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6dc5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paragraph-rsid="0016dc5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16dc5f"/>
    </style:style>
    <style:style style:name="P10" style:family="paragraph" style:parent-style-name="Standard">
      <style:paragraph-properties fo:text-align="start" style:justify-single-word="false"/>
      <style:text-properties officeooo:paragraph-rsid="0016dc5f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text-indent="-0.6cm" style:auto-text-indent="false" style:page-number="auto"/>
      <style:text-properties style:font-name="Arial" fo:font-size="12pt" fo:font-weight="normal" officeooo:paragraph-rsid="0016dc5f" style:font-size-asian="12pt" style:font-weight-asian="normal" style:font-size-complex="12pt" style:font-weight-complex="normal"/>
    </style:style>
    <style:style style:name="P12" style:family="paragraph" style:parent-style-name="Абзац_20_списка">
      <style:paragraph-properties fo:margin-left="0cm" fo:margin-right="0cm" fo:text-align="start" style:justify-single-word="false" fo:text-indent="0cm" style:auto-text-indent="false"/>
      <style:text-properties style:font-name="Arial" fo:font-size="12pt" fo:font-weight="bold" officeooo:rsid="00248dad" officeooo:paragraph-rsid="0018cb50" style:font-size-asian="12pt" style:font-weight-asian="bold" style:font-size-complex="12pt" style:font-weight-complex="bold"/>
    </style:style>
    <style:style style:name="P13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248dad" officeooo:paragraph-rsid="0018cb50" style:font-size-asian="12pt" style:font-name-complex="Arial" style:font-size-complex="12pt"/>
    </style:style>
    <style:style style:name="P14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266253" officeooo:paragraph-rsid="0018cb50" style:font-size-asian="12pt" style:font-name-complex="Arial" style:font-size-complex="12pt"/>
    </style:style>
    <style:style style:name="P15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17ae5b" officeooo:paragraph-rsid="0018cb50" style:font-size-asian="12pt" style:font-size-complex="12pt"/>
    </style:style>
    <style:style style:name="P16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105081" officeooo:paragraph-rsid="0018cb50" style:font-size-asian="12pt" style:font-size-complex="12pt"/>
    </style:style>
    <style:style style:name="P17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112b6d" officeooo:paragraph-rsid="0018cb50" style:font-size-asian="12pt" style:font-size-complex="12pt"/>
    </style:style>
    <style:style style:name="P18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199d99" officeooo:paragraph-rsid="0018cb50" style:font-size-asian="12pt" style:font-size-complex="12pt"/>
    </style:style>
    <style:style style:name="P19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19c713" officeooo:paragraph-rsid="0018cb50" style:font-size-asian="12pt" style:font-size-complex="12pt"/>
    </style:style>
    <style:style style:name="P20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fo:font-style="normal" officeooo:rsid="0019c713" officeooo:paragraph-rsid="0018cb50" style:font-size-asian="12pt" style:font-style-asian="normal" style:font-size-complex="12pt" style:font-style-complex="normal"/>
    </style:style>
    <style:style style:name="P21" style:family="paragraph" style:parent-style-name="Абзац_20_списка">
      <style:paragraph-properties fo:margin-left="0cm" fo:margin-right="0cm" fo:text-indent="0cm" style:auto-text-indent="false"/>
      <style:text-properties officeooo:rsid="00243e1b" officeooo:paragraph-rsid="0018cb50"/>
    </style:style>
    <style:style style:name="P22" style:family="paragraph" style:parent-style-name="Абзац_20_списка">
      <style:paragraph-properties fo:margin-left="0cm" fo:margin-right="0cm" fo:text-indent="0cm" style:auto-text-indent="false"/>
      <style:text-properties officeooo:rsid="00248dad" officeooo:paragraph-rsid="0018cb50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officeooo:paragraph-rsid="0016dc5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c782" style:font-weight-asian="bold" style:font-weight-complex="bold"/>
    </style:style>
    <style:style style:name="T3" style:family="text">
      <style:text-properties fo:font-weight="bold" officeooo:rsid="001e98a0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ba17e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909b4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28d2ca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officeooo:rsid="00248dad" style:font-size-asian="12pt" style:font-name-complex="Arial" style:font-size-complex="12pt"/>
    </style:style>
    <style:style style:name="T11" style:family="text">
      <style:text-properties style:font-name="Arial" fo:font-size="12pt" officeooo:rsid="0026ebea" style:font-size-asian="12pt" style:font-name-complex="Arial" style:font-size-complex="12pt"/>
    </style:style>
    <style:style style:name="T12" style:family="text">
      <style:text-properties style:font-name="Arial" fo:font-size="12pt" officeooo:rsid="000f06dc" style:font-size-asian="12pt" style:font-name-complex="Arial" style:font-size-complex="12pt"/>
    </style:style>
    <style:style style:name="T13" style:family="text">
      <style:text-properties style:font-name="Arial" fo:font-size="12pt" officeooo:rsid="00266253" style:font-size-asian="12pt" style:font-name-complex="Arial" style:font-size-complex="12pt"/>
    </style:style>
    <style:style style:name="T14" style:family="text">
      <style:text-properties style:font-name="Arial" fo:font-size="12pt" officeooo:rsid="000f06dc" style:font-size-asian="12pt" style:font-size-complex="12pt"/>
    </style:style>
    <style:style style:name="T15" style:family="text">
      <style:text-properties style:font-name="Arial" fo:font-size="12pt" officeooo:rsid="000f0ff8" style:font-size-asian="12pt" style:font-size-complex="12pt"/>
    </style:style>
    <style:style style:name="T16" style:family="text">
      <style:text-properties style:font-name="Arial" fo:font-size="12pt" officeooo:rsid="0017ae5b" style:font-size-asian="12pt" style:font-size-complex="12pt"/>
    </style:style>
    <style:style style:name="T17" style:family="text">
      <style:text-properties style:font-name="Arial" fo:font-size="12pt" officeooo:rsid="0026ebea" style:font-size-asian="12pt" style:font-size-complex="12pt"/>
    </style:style>
    <style:style style:name="T18" style:family="text">
      <style:text-properties style:font-name="Arial" fo:font-size="12pt" officeooo:rsid="000fc6fe" style:font-size-asian="12pt" style:font-size-complex="12pt"/>
    </style:style>
    <style:style style:name="T19" style:family="text">
      <style:text-properties style:font-name="Arial" fo:font-size="12pt" officeooo:rsid="00105081" style:font-size-asian="12pt" style:font-size-complex="12pt"/>
    </style:style>
    <style:style style:name="T20" style:family="text">
      <style:text-properties style:font-name="Arial" fo:font-size="12pt" officeooo:rsid="00112b6d" style:font-size-asian="12pt" style:font-size-complex="12pt"/>
    </style:style>
    <style:style style:name="T21" style:family="text">
      <style:text-properties style:font-name="Arial" fo:font-size="12pt" officeooo:rsid="0019c713" style:font-size-asian="12pt" style:font-size-complex="12pt"/>
    </style:style>
    <style:style style:name="T22" style:family="text">
      <style:text-properties style:font-name="Arial" fo:font-size="12pt" officeooo:rsid="0027e016" style:font-size-asian="12pt" style:font-size-complex="12pt"/>
    </style:style>
    <style:style style:name="T23" style:family="text">
      <style:text-properties style:font-name="Arial" fo:font-size="12pt" officeooo:rsid="00199d99" style:font-size-asian="12pt" style:font-size-complex="12pt"/>
    </style:style>
    <style:style style:name="T24" style:family="text">
      <style:text-properties style:font-name="Arial" fo:font-size="12pt" fo:font-style="italic" officeooo:rsid="00112b6d" style:font-size-asian="12pt" style:font-style-asian="italic" style:font-size-complex="12pt" style:font-style-complex="italic"/>
    </style:style>
    <style:style style:name="T25" style:family="text">
      <style:text-properties style:font-name="Arial" fo:font-size="12pt" fo:font-style="normal" officeooo:rsid="0027e016" style:font-size-asian="12pt" style:font-style-asian="normal" style:font-size-complex="12pt" style:font-style-complex="normal"/>
    </style:style>
    <style:style style:name="T26" style:family="text">
      <style:text-properties style:font-name="Arial" fo:font-size="12pt" fo:font-style="normal" officeooo:rsid="0019c713" style:font-size-asian="12pt" style:font-style-asian="normal" style:font-size-complex="12pt" style:font-style-complex="normal"/>
    </style:style>
    <style:style style:name="T27" style:family="text">
      <style:text-properties style:font-name="Arial" fo:font-size="12pt" fo:font-style="normal" officeooo:rsid="00199d99" style:font-size-asian="12pt" style:font-style-asian="normal" style:font-size-complex="12pt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ba17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Т Е Х Н И Ч Е С К О Е <text:s text:c="3"/>З А Д А Н И Е </text:p>
      <text:p text:style-name="P7">на выполнение работ по договору</text:p>
      <text:p text:style-name="P7">№ ________ от ________________</text:p>
      <text:p text:style-name="P8"><text:span text:style-name="T2">по доработке </text:span><text:span text:style-name="T3">программного обеспечения</text:span><text:span text:style-name="T1">.</text:span></text:p>
      <text:p text:style-name="P9"/>
      <text:p text:style-name="P9"/>
      <text:p text:style-name="P2">1. Организационная структура выполнения работ.</text:p>
      <text:p text:style-name="P10"><text:span text:style-name="T5"><text:tab/>1.1. </text:span><text:span text:style-name="T7">З</text:span><text:span text:style-name="T8">а</text:span><text:span text:style-name="T7">казачик: Государственное автономное учреждение Тюменской области "Управление государственной экспертизы проектной документации"</text:span></text:p>
      <text:p text:style-name="P3"/>
      <text:p text:style-name="P6"><text:span text:style-name="T28"><text:tab/></text:span><text:span text:style-name="T29">1.2. </text:span><text:span text:style-name="T28">Исполнитель: ООО «Катрэн+»</text:span></text:p>
      <text:p text:style-name="P6"/>
      <text:p text:style-name="P6"/>
      <text:p text:style-name="P2">2. Назначение документа.</text:p>
      <text:p text:style-name="P9"><text:span text:style-name="T4"><text:tab/>В Настоящем документе приводится полный набор требований к </text:span><text:span text:style-name="T6">доработке С</text:span><text:span text:style-name="T4">истем</text:span><text:span text:style-name="T6">ы</text:span><text:span text:style-name="T4">, необходимый для реализации.</text:span></text:p>
      <text:p text:style-name="P3">Подпись Заказчика и Исполнителя на настоящем документе подтверждает их согласие с нижеследующими фактами и условиями:</text:p>
      <text:p text:style-name="P3"><text:tab/>2.1. При реализации необходимо выполнить работы в объёме, указанном в настоящем Техническом Задании.</text:p>
      <text:p text:style-name="P3"/>
      <text:p text:style-name="P11"><text:tab/><text:tab/>2.2. Все неоднозначности, выявленные в настоящем Техническом задании после его подписания, подлежат двухстороннему согласованию между Сторонами.</text:p>
      <text:p text:style-name="P4"/>
      <text:p text:style-name="P4"/>
      <text:p text:style-name="P1">3. Цель выполнения работ.</text:p>
      <text:p text:style-name="P5"><text:tab/>3.1. Исправить выявленные в процессе эксплуатации неточности, ошибки Системы.</text:p>
      <text:p text:style-name="P4"/>
      <text:p text:style-name="P5"><text:tab/>3.2. Выполнить оптимизацию некоторых участком работы Системы основываясь на накопленных за время эксплуатации данных.</text:p>
      <text:p text:style-name="P4"/>
      <text:p text:style-name="P5"><text:tab/>3.3. Внедрить в имеющуюся Систему новые возможности.</text:p>
      <text:p text:style-name="P4"/>
      <text:p text:style-name="P4"/>
      <text:p text:style-name="P1">4. Технические требования.</text:p>
      <text:p text:style-name="P5"><text:tab/>4.1. Все доработки должны быть выполнены с использованием тех же технологий, СУБД на которых работает Система.</text:p>
      <text:p text:style-name="P4"/>
      <text:p text:style-name="P4"/>
      <text:p text:style-name="P1">5. Функциональные возможности системы.</text:p>
      <text:p text:style-name="P1"/>
      <text:p text:style-name="P21"><text:span text:style-name="T9"><text:tab/>5.7. </text:span><text:span text:style-name="T10">Добавить дополнительную услугу «Экспертное сопровождение».</text:span></text:p>
      <text:p text:style-name="P13">Услуга должна выбираться отдельно от «Государственной экспертизы». Выбор двух услуг запрещен.</text:p>
      <text:p text:style-name="P22"><text:span text:style-name="T9"><text:tab/></text:span><text:span text:style-name="T11">5.7.1. Описание процесса.</text:span></text:p>
      <text:p text:style-name="P22"><text:span text:style-name="T12"><text:tab/></text:span><text:span text:style-name="T14">Заказчик в личном кабинете создает новое заявление с выбором услуги «Экспертное сопровождение». Заказчик </text:span><text:span text:style-name="T15">выбирает</text:span><text:span text:style-name="T14"> ранее поданн</text:span><text:span text:style-name="T15">ое</text:span><text:span text:style-name="T14"> <text:s/></text:span><text:span text:style-name="T15">заявление</text:span><text:span text:style-name="T14"> с положительным результатом экспертизы. </text:span><text:span text:style-name="T16">Поиск производится по номеру заявления, номеру заключения, номеру контракта в рамках документов, принадлежащих данному поль</text:span><text:soft-page-break/><text:span text:style-name="T16">зователю. После выбора все данные из старого <text:s/>заявления копируются в новое. При отсутствии контракта в базе данных возможно ручное заполнение всех полей с указанием номера положительного заключения </text:span><text:span text:style-name="T17">и заполнения всех вкладок на 100%</text:span><text:span text:style-name="T16">.</text:span></text:p>
      <text:p text:style-name="P22"><text:span text:style-name="T16"><text:tab/>В заявление </text:span><text:span text:style-name="T17">с выбранной услугой «Экспертное сопровождение» </text:span><text:span text:style-name="T16">добавлена новая закладка «Измененная документация», которая будет содержать список заявлений с измененной документацией, каждое из которых в свою очередь будут содержать переписку с экспертами: входящие письма (замечания), исходящие письма (ответы на замечания), заключение. <text:s/>Измененная документация может быть отправлена как вместе с заявлением на услугу «Экспертное сопровождение», так и позднее, после положительного рассмотрения заявления по услуге.</text:span></text:p>
      <text:p text:style-name="P15"><text:tab/>Заявление с услугой «Экспертное сопровождение» попадает на рассмотрение в отдел приема — создается документ «Рассмотрение», ставятся сроки работы по рассмотрению. Работа с данным рассмотрением ничем не отличается от работы с рассмотрениями по экспертизе проектной документации. Отдел приема может: разрешить редактирование заявления, вернуть без рассмотрения, создать исходящий документ.</text:p>
      <text:p text:style-name="P22"><text:span text:style-name="T16"><text:tab/></text:span><text:span text:style-name="T18">При отправке исходящего письма с типом «создание контракта» в программе создается контракт по услуге «экспертное сопровождение». Такие контракты учитываются в программе в отдельном журнале. От заказчика ожидается возврат подписанных документов — формирование исходящего письма с соответствующим типом. Так как сам данный контракт не содержит документации, то в рамках данного контракта <text:s/>писем с типом «замечания экспертизы» не будет. По итогу работы будет отправлено письмо с результатом по всему контракту. Контракт проходит те же стадии, что и контракты по гос. экспертизе проектной документации: Контракт по заявлению, Ожидание оплаты, Экспертиза проекта, Выдано заключение.</text:span></text:p>
      <text:p text:style-name="P22"><text:span text:style-name="T18"><text:tab/></text:span><text:span text:style-name="T19">Параллельно заявлению по услуге «Экспертное сопровождение» заказчик также формирует документы «Измененная документация». Данные документы видны в заявлении с услугой «Экспертное сопровождение» на отдельной закладке. Эти документы содержат разделы с документацией, прикрепленные файлы. При отправке данный документ создает документ «Рассмотрение» для отдела приема. Ставится срок рассмотрения (3 дня). Работа с таким рассмотрением аналогична работе с другими рассмотрениями: разрешить редактирование, вернуть без рассмотрения, подготовить ответ.</text:span></text:p>
      <text:p text:style-name="P16"><text:tab/>При подготовке положительного ответа по измененной документации внутри контракта по услуге «Экспертное сопровождение» создается входящая «Измененная документация». Внутри этой «Измененной документации» ведется переписка с клиентом: отправляются письма с замечаниями, приходят ответы, подготавливается заключение.</text:p>
      <text:p text:style-name="P22"><text:span text:style-name="T19"><text:tab/></text:span><text:span text:style-name="T20">В старом контракте с положительным заключением появляются ссылки на контракты с новой услугой «Экспертное сопровождение». Таким образом, через старое положительное заключение можно попасть в контракт по экспертному сопровождению</text:span></text:p>
      <text:p text:style-name="P17"/>
      <text:p text:style-name="P22"><text:span text:style-name="T24"><text:tab/></text:span><text:span text:style-name="T25">5.7.</text:span><text:span text:style-name="T26">2. </text:span><text:span text:style-name="T27">Объекты информационной системы, </text:span><text:span text:style-name="T26">подлежащие изменению, созданию.</text:span></text:p>
      <text:p text:style-name="P20"/>
      <text:p text:style-name="P22"><text:span text:style-name="T21"><text:tab/><text:tab/></text:span><text:span text:style-name="T22">5.7.2</text:span><text:span text:style-name="T21">.1.</text:span><text:span text:style-name="T23"> </text:span><text:span text:style-name="T21">Модификация д</text:span><text:span text:style-name="T23">окумент</text:span><text:span text:style-name="T21">а</text:span><text:span text:style-name="T23"> «Заявление», добавлен</text:span><text:span text:style-name="T21">ие</text:span><text:span text:style-name="T23"> выбор</text:span><text:span text:style-name="T21">а</text:span><text:span text:style-name="T23"> услуги «Экспертное сопровождение» с указанием первичного положительно заклю</text:span><text:soft-page-break/><text:span text:style-name="T23">чения. Заявление содержит все те же поля, что и обычное заявление. Нет закладки с документацией. Добавлена закладка «Измененная документация».</text:span></text:p>
      <text:p text:style-name="P18"/>
      <text:p text:style-name="P22"><text:span text:style-name="T23"><text:tab/><text:tab/></text:span><text:span text:style-name="T22">5.7.2</text:span><text:span text:style-name="T21">.</text:span><text:span text:style-name="T23">2. </text:span><text:span text:style-name="T21">Новый д</text:span><text:span text:style-name="T23">окумент «Измененная документация». Создается внутри документа «Заявление». Содержит дерево документации, как в первичном заявлении с положительным заключением. Позволяет загружать файлы документации, подписывать. Присутствует раздел «Сопроводительные письма». Такие документы могут быть созданы даже при не отправленном заявлении с услугой «Экспертное сопровождение». Однако пока не отправлено заявление, отдельные документы не могут быть отправлены. Все имеющиеся документы «Измененная документация» отправляются при отправке основного заявления.</text:span></text:p>
      <text:p text:style-name="P22"/>
      <text:p text:style-name="P22"><text:span text:style-name="T23"><text:tab/><text:tab/></text:span><text:span text:style-name="T22">5.7.2.3. Журнал <text:s/>документов «</text:span><text:span text:style-name="T23">Измененная документация</text:span><text:span text:style-name="T22">». </text:span><text:span text:style-name="T13">Таблица измененная документация содержат следующие колонки:</text:span></text:p>
      <text:p text:style-name="P14"><text:tab/><text:tab/><text:tab/>- Номер заявления с измененной документацией;</text:p>
      <text:p text:style-name="P14"><text:tab/><text:tab/><text:tab/>- Дата подачи заявления с измененной документацией;</text:p>
      <text:p text:style-name="P14"><text:tab/><text:tab/><text:tab/>- Статус. Соответствует статусам заявлений: на рассмотрении, возврат без рассмотрения, корректировка, экспертиза проекта;</text:p>
      <text:p text:style-name="P14"><text:tab/><text:tab/><text:tab/>- Контракт. Отображает данные контракта в рамках измененной документации;</text:p>
      <text:p text:style-name="P14"><text:tab/><text:tab/><text:tab/>- Новые письма. Показывает наличие новых (не просмотренных) писем в рамках измененной документации.</text:p>
      <text:p text:style-name="P14"/>
      <text:p text:style-name="P22"><text:span text:style-name="T23"><text:tab/><text:tab/></text:span><text:span text:style-name="T22">5.7.2.4</text:span><text:span text:style-name="T23">. Документ «Рассмотрение» создается на основное заявление и на каждый документ «Измененная документация».</text:span></text:p>
      <text:p text:style-name="P18"/>
      <text:p text:style-name="P22"><text:span text:style-name="T23"><text:tab/><text:tab/></text:span><text:span text:style-name="T22">5.7.</text:span><text:span text:style-name="T21">2.</text:span><text:span text:style-name="T22">5</text:span><text:span text:style-name="T23">. При положительном рассмотрении заявления с услугой «Экспертное сопровождение» создается контракт в отдельном журнале с отдельной нумерацией. Имеется ссылка на основной контракт с положительным заключением (если он есть в базе данных).</text:span></text:p>
      <text:p text:style-name="P18"/>
      <text:p text:style-name="P22"><text:span text:style-name="T23"><text:tab/><text:tab/></text:span><text:span text:style-name="T22">5.7.</text:span><text:span text:style-name="T21">2.</text:span><text:span text:style-name="T22">6</text:span><text:span text:style-name="T23">. При положительном рассмотрении документа «Измененная документация» внутри контракта создается «подконтракт» по конкретному разделу (разделам). Список их доступен на отдельной закладке основного контракта. Вся дальнейшая работа экспертов (письма с замечаниями, внутренние документы, </text:span><text:span text:style-name="T21">описание проводимы работ</text:span><text:span text:style-name="T23">) проходит в рамках этих «подконтрактов».</text:span></text:p>
      <text:p text:style-name="P18"/>
      <text:p text:style-name="P22"><text:span text:style-name="T23"><text:tab/><text:tab/></text:span><text:span text:style-name="T22">5.7.</text:span><text:span text:style-name="T21">2.</text:span><text:span text:style-name="T22">7</text:span><text:span text:style-name="T21">. Результат экспертизы отправляется письмом по отдельному «субконтракту» и по общему контракту в целом.</text:span></text:p>
      <text:p text:style-name="P19"><text:tab/><text:tab/><text:tab/></text:p>
      <text:p text:style-name="P22"><text:span text:style-name="T21"><text:tab/><text:tab/></text:span><text:span text:style-name="T22">5.7.</text:span><text:span text:style-name="T21">2.</text:span><text:span text:style-name="T22">8</text:span><text:span text:style-name="T21"> В личном кабинете заказчика отображается информация по общему заявлению и по каждому отдельному документу </text:span><text:span text:style-name="T23">«Измененная документация»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07:50:48.939414814</meta:creation-date>
    <dc:date>2020-06-15T08:28:17.537614708</dc:date>
    <meta:editing-duration>PT37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3" meta:paragraph-count="44" meta:word-count="854" meta:character-count="7090" meta:non-whitespace-character-count="6214"/>
  </office:meta>
</office:document-meta>
</file>